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3cm" fo:min-width="1.811cm"/>
    </style:style>
    <style:style style:name="gr2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4cm" fo:min-width="1.811cm"/>
    </style:style>
    <style:style style:name="gr3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14cm" fo:min-width="0.404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661cm" fo:min-width="12.174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524cm" fo:min-width="2.564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24cm" fo:min-width="2.564cm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1.524cm" fo:min-width="2.564cm"/>
    </style:style>
    <style:style style:name="gr8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1.524cm" fo:min-width="2.564cm"/>
    </style:style>
    <style:style style:name="gr10" style:family="graphic" style:parent-style-name="objectwithoutfill">
      <style:graphic-properties svg:stroke-width="0.106cm" draw:marker-start-width="0.517cm" draw:marker-end="" draw:marker-end-width="0.617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="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draw:marker-start-width="0.517cm" draw:marker-end="Symmetric_20_Arrow" draw:marker-end-width="0.617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1.524cm" fo:min-width="1.218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 fo:min-height="1.524cm" fo:min-width="1.218cm"/>
    </style:style>
    <style:style style:name="gr16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17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18" style:family="graphic" style:parent-style-name="standard">
      <style:graphic-properties draw:stroke="none" svg:stroke-color="#000000" draw:fill="none" draw:fill-color="#ffffff" fo:min-height="2.151cm"/>
    </style:style>
    <style:style style:name="gr1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3" style:family="graphic" style:parent-style-name="standard">
      <style:graphic-properties svg:stroke-width="0.106cm" svg:stroke-color="#000000" draw:marker-start-width="0.517cm" draw:marker-end="Symmetric_20_Arrow" draw:marker-end-width="0.617cm" draw:fill="none" draw:textarea-horizontal-align="justify" draw:textarea-vertical-align="middle" draw:auto-grow-height="false" fo:min-height="0.711cm" fo:min-width="0.131cm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1.25cm" fo:min-width="1.51cm"/>
    </style:style>
    <style:style style:name="gr2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3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fo:min-height="1.636cm"/>
    </style:style>
    <style:style style:name="gr3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40" style:family="graphic" style:parent-style-name="standard">
      <style:graphic-properties draw:stroke="none" svg:stroke-color="#000000" draw:fill="none" draw:fill-color="#ffffff" fo:min-height="1.145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172cm" fo:min-width="17.939cm" fo:padding-top="0.165cm" fo:padding-bottom="0.165cm" fo:padding-left="0.29cm" fo:padding-right="0.29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8.56cm"/>
    </style:style>
    <style:style style:name="gr43" style:family="graphic" style:parent-style-name="standard">
      <style:graphic-properties draw:fill-color="#ff3333" draw:textarea-horizontal-align="justify" draw:textarea-vertical-align="middle" draw:auto-grow-height="false" fo:min-height="1.05cm" fo:min-width="0.8cm"/>
    </style:style>
    <style:style style:name="gr44" style:family="graphic" style:parent-style-name="standard">
      <style:graphic-properties draw:fill-color="#0000ff" draw:textarea-horizontal-align="justify" draw:textarea-vertical-align="middle" draw:auto-grow-height="false" fo:min-height="1.05cm" fo:min-width="0.8cm"/>
    </style:style>
    <style:style style:name="gr45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46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47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3.459cm" fo:min-width="10.242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1.25cm" fo:min-width="1.218cm"/>
    </style:style>
    <style:style style:name="gr50" style:family="graphic" style:parent-style-name="standard">
      <style:graphic-properties draw:fill-color="#0000ff" draw:textarea-horizontal-align="justify" draw:textarea-vertical-align="middle" draw:auto-grow-height="false" fo:min-height="1.25cm" fo:min-width="1.23cm"/>
    </style:style>
    <style:style style:name="gr51" style:family="graphic" style:parent-style-name="standard" style:list-style-name="L1">
      <style:graphic-properties draw:fill-color="#0000ff" draw:textarea-horizontal-align="justify" draw:textarea-vertical-align="middle" draw:auto-grow-height="false" fo:min-height="1.25cm" fo:min-width="1.23cm"/>
    </style:style>
    <style:style style:name="gr52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3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55" style:family="graphic" style:parent-style-name="standard">
      <style:graphic-properties draw:stroke="none" svg:stroke-color="#000000" draw:fill="none" draw:fill-color="#ffffff" fo:min-height="1.199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092cm" fo:min-width="17.859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0.766cm"/>
    </style:style>
    <style:style style:name="gr5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5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6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11.049cm"/>
    </style:style>
    <style:style style:name="gr67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68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69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0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71" style:family="graphic" style:parent-style-name="standard">
      <style:graphic-properties draw:stroke="none" svg:stroke-color="#000000" draw:fill="none" draw:fill-color="#ffffff" fo:min-height="1.455cm"/>
    </style:style>
    <style:style style:name="gr72" style:family="graphic" style:parent-style-name="standard">
      <style:graphic-properties draw:stroke="none" svg:stroke-color="#000000" draw:fill="none" draw:fill-color="#ffffff" fo:min-height="1.443cm"/>
    </style:style>
    <style:style style:name="gr73" style:family="graphic" style:parent-style-name="standard">
      <style:graphic-properties draw:stroke="none" svg:stroke-color="#000000" draw:fill="none" draw:fill-color="#ffffff" fo:min-height="1.02cm"/>
    </style:style>
    <style:style style:name="gr74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5" style:family="graphic" style:parent-style-name="standard">
      <style:graphic-properties draw:fill-color="#000000" draw:textarea-horizontal-align="justify" draw:textarea-vertical-align="middle" draw:auto-grow-height="false" fo:min-height="2.314cm" fo:min-width="0.159cm"/>
    </style:style>
    <style:style style:name="gr7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77" style:family="graphic" style:parent-style-name="standard">
      <style:graphic-properties draw:stroke="none" svg:stroke-color="#000000" draw:fill="none" draw:fill-color="#ffffff" fo:min-height="1.729cm"/>
    </style:style>
    <style:style style:name="gr78" style:family="graphic" style:parent-style-name="standard">
      <style:graphic-properties draw:stroke="none" svg:stroke-color="#000000" draw:fill="none" draw:fill-color="#ffffff" fo:min-height="1.88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0000cc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loext:graphic-properties draw:fill-color="#00cc00"/>
      <style:paragraph-properties fo:text-align="center"/>
      <style:text-properties fo:color="#000000" fo:font-weight="bold" style:font-weight-asian="bold" style:font-weight-complex="bold"/>
    </style:style>
    <style:style style:name="P11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-color="#ff3333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000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15" style:family="paragraph">
      <loext:graphic-properties draw:fill-color="#00cc00"/>
      <style:paragraph-properties fo:text-align="center"/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16" style:family="paragraph">
      <style:text-properties style:font-name="DejaVu Sans" fo:font-size="26pt"/>
    </style:style>
    <style:style style:name="P17" style:family="paragraph">
      <loext:graphic-properties draw:fill="none" draw:fill-color="#ffffff"/>
      <style:text-properties style:font-name="DejaVu Sans" fo:font-size="26pt"/>
    </style:style>
    <style:style style:name="P18" style:family="paragraph"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9" style:family="paragraph">
      <loext:graphic-properties draw:fill-color="#dddddd"/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0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1" style:family="paragraph">
      <loext:graphic-properties draw:fill-color="#000000"/>
      <style:paragraph-properties fo:text-align="center"/>
      <style:text-properties style:font-name="Liberation Serif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4" style:family="paragraph"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style:font-name="Liberation Serif"/>
    </style:style>
    <style:style style:name="P27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28" style:family="paragraph">
      <loext:graphic-properties draw:fill="none" draw:fill-color="#ffffff"/>
      <style:text-properties style:font-name="DejaVu Sans" fo:font-size="24pt" style:font-size-asian="24pt" style:font-size-complex="24pt"/>
    </style:style>
    <style:style style:name="P29" style:family="paragraph">
      <loext:graphic-properties draw:fill-color="#dddddd"/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P30" style:family="paragraph">
      <loext:graphic-properties draw:fill-color="#ff3333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erif"/>
    </style:style>
    <style:style style:name="P32" style:family="paragraph"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-color="#0000ff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-color="#0000ff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5" style:family="paragraph">
      <style:paragraph-properties fo:text-align="center"/>
      <style:text-properties fo:color="#000000"/>
    </style:style>
    <style:style style:name="P36" style:family="paragraph">
      <loext:graphic-properties draw:fill-color="#00cc00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7" style:family="paragraph"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8" style:family="paragraph">
      <loext:graphic-properties draw:fill-color="#00cc00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9" style:family="paragraph">
      <style:text-properties style:font-name="Liberation Serif" fo:font-weight="bold" style:font-weight-asian="bold" style:font-weight-complex="bold"/>
    </style:style>
    <style:style style:name="P40" style:family="paragraph">
      <loext:graphic-properties draw:fill="none" draw:fill-color="#ffffff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41" style:family="paragraph">
      <style:text-properties style:font-name="Liberation Serif" fo:font-weight="bold"/>
    </style:style>
    <style:style style:name="P42" style:family="paragraph">
      <loext:graphic-properties draw:fill="none" draw:fill-color="#ffffff"/>
      <style:text-properties style:font-name="Liberation Serif" fo:font-size="24pt" fo:font-weight="bold" style:font-size-asian="24pt" style:font-size-complex="24pt"/>
    </style:style>
    <style:style style:name="P43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text-properties style:font-name="Liberation Serif"/>
    </style:style>
    <style:style style:name="P45" style:family="paragraph"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46" style:family="paragraph">
      <loext:graphic-properties draw:fill="none" draw:fill-color="#ffffff"/>
      <style:text-properties style:font-name="Liberation Serif" fo:font-size="36pt" fo:font-weight="bold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DejaVu Sans"/>
    </style:style>
    <style:style style:name="T6" style:family="text">
      <style:text-properties fo:color="#000000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fo:color="#000000" style:font-name="Liberation Serif" fo:font-weight="bold" style:font-weight-asian="bold" style:font-weight-complex="bold"/>
    </style:style>
    <style:style style:name="T9" style:family="text">
      <style:text-properties fo:color="#000000" style:font-name="Liberation Seri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Liberation Serif" fo:font-size="24pt" style:font-size-asian="24pt" style:font-size-complex="24pt"/>
    </style:style>
    <style:style style:name="T14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style:text-position="-33% 58%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ffffff" style:font-name="Liberation Serif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style:font-name="Liberation Seri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style:text-position="-33% 58%" style:font-name="Liberation Serif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style:text-position="-33% 58%" style:font-name="Liberation Serif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Liberation Serif" fo:font-size="32pt" style:font-size-asian="32pt" style:font-size-complex="32pt"/>
    </style:style>
    <style:style style:name="T25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27" style:family="text">
      <style:text-properties style:text-position="-33% 58%"/>
    </style:style>
    <style:style style:name="T28" style:family="text">
      <style:text-properties style:text-position="-33% 58%" style:font-name="Liberation Serif"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Liberation Serif" fo:font-size="44pt" style:font-size-asian="44pt" style:font-size-complex="44pt"/>
    </style:style>
    <style:style style:name="T31" style:family="text">
      <style:text-properties style:font-name="Liberation Serif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59cm" svg:height="9.861cm" svg:x="30.449cm" svg:y="5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7.549cm" svg:y="5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4.6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21.7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8.9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5.849cm" svg:y="5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2.949cm" svg:y="5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9.86cm" svg:x="10.666cm" svg:y="53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9.86cm" svg:x="7.644cm" svg:y="53.45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2.674cm" svg:height="4.911cm" svg:x="5.263cm" svg:y="18.54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64cm" svg:height="1.774cm" svg:x="3.314cm" svg:y="9.439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64cm" svg:height="1.774cm" svg:x="7.683cm" svg:y="9.484cm">
          <text:p text:style-name="P5"><text:span text:style-name="T2">I0_F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16.732cm" svg:y="9.631cm">
          <text:p text:style-name="P5"><text:span text:style-name="T2">I0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12.238cm" svg:y="9.573cm">
          <text:p text:style-name="P5"><text:span text:style-name="T2">I0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266cm" svg:y1="10.318cm" svg:x2="7.762cm" svg:y2="10.318cm">
          <text:p/>
        </draw:line>
        <draw:line draw:style-name="gr8" draw:text-style-name="P8" draw:layer="layout" svg:x1="10.733cm" svg:y1="10.345cm" svg:x2="12.229cm" svg:y2="10.345cm">
          <text:p/>
        </draw:line>
        <draw:line draw:style-name="gr8" draw:text-style-name="P8" draw:layer="layout" svg:x1="15.285cm" svg:y1="10.355cm" svg:x2="16.781cm" svg:y2="10.355cm">
          <text:p/>
        </draw:line>
        <draw:custom-shape draw:style-name="gr9" draw:text-style-name="P10" draw:layer="layout" svg:width="3.064cm" svg:height="1.774cm" svg:x="16.699cm" svg:y="7.399cm">
          <text:p text:style-name="P9"><text:span text:style-name="T3">I0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653cm" svg:y1="8.47cm" svg:x2="16.71cm" svg:y2="8.47cm">
          <text:p/>
        </draw:line>
        <draw:line draw:style-name="gr10" draw:text-style-name="P8" draw:layer="layout" svg:x1="13.666cm" svg:y1="8.421cm" svg:x2="13.666cm" svg:y2="9.551cm">
          <text:p/>
        </draw:line>
        <draw:custom-shape draw:style-name="gr9" draw:text-style-name="P10" draw:layer="layout" svg:width="3.064cm" svg:height="1.774cm" svg:x="21.287cm" svg:y="9.57cm">
          <text:p text:style-name="P9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9.799cm" svg:y1="10.376cm" svg:x2="21.295cm" svg:y2="10.376cm">
          <text:p/>
        </draw:line>
        <draw:custom-shape draw:style-name="gr6" draw:text-style-name="P6" draw:layer="layout" svg:width="3.064cm" svg:height="1.774cm" svg:x="25.819cm" svg:y="9.554cm">
          <text:p text:style-name="P5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4.327cm" svg:y1="10.335cm" svg:x2="25.823cm" svg:y2="10.335cm">
          <text:p/>
        </draw:line>
        <draw:line draw:style-name="gr11" draw:text-style-name="P8" draw:layer="layout" svg:x1="19.742cm" svg:y1="8.367cm" svg:x2="27.386cm" svg:y2="8.367cm">
          <text:p/>
        </draw:line>
        <draw:line draw:style-name="gr12" draw:text-style-name="P8" draw:layer="layout" svg:x1="27.386cm" svg:y1="8.31cm" svg:x2="27.386cm" svg:y2="9.536cm">
          <text:p/>
        </draw:line>
        <draw:custom-shape draw:style-name="gr7" draw:text-style-name="P7" draw:layer="layout" svg:width="3.064cm" svg:height="1.774cm" svg:x="34.859cm" svg:y="9.597cm">
          <text:p text:style-name="P5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30.365cm" svg:y="9.539cm">
          <text:p text:style-name="P5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8.86cm" svg:y1="10.311cm" svg:x2="30.356cm" svg:y2="10.311cm">
          <text:p/>
        </draw:line>
        <draw:line draw:style-name="gr8" draw:text-style-name="P8" draw:layer="layout" svg:x1="33.412cm" svg:y1="10.321cm" svg:x2="34.908cm" svg:y2="10.321cm">
          <text:p/>
        </draw:line>
        <draw:custom-shape draw:style-name="gr9" draw:text-style-name="P10" draw:layer="layout" svg:width="3.064cm" svg:height="1.774cm" svg:x="34.826cm" svg:y="7.365cm">
          <text:p text:style-name="P9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1.78cm" svg:y1="8.436cm" svg:x2="34.837cm" svg:y2="8.436cm">
          <text:p/>
        </draw:line>
        <draw:line draw:style-name="gr10" draw:text-style-name="P8" draw:layer="layout" svg:x1="31.793cm" svg:y1="8.387cm" svg:x2="31.793cm" svg:y2="9.517cm">
          <text:p/>
        </draw:line>
        <draw:custom-shape draw:style-name="gr9" draw:text-style-name="P10" draw:layer="layout" svg:width="3.064cm" svg:height="1.774cm" svg:x="39.414cm" svg:y="9.536cm">
          <text:p text:style-name="P9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7.926cm" svg:y1="10.342cm" svg:x2="39.422cm" svg:y2="10.342cm">
          <text:p/>
        </draw:line>
        <draw:custom-shape draw:style-name="gr5" draw:text-style-name="P4" draw:layer="layout" svg:width="3.064cm" svg:height="1.774cm" svg:x="3.437cm" svg:y="13.639cm">
          <text:p text:style-name="P3"><text:span text:style-name="T1">E1_S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64cm" svg:height="1.774cm" svg:x="43.852cm" svg:y="13.521cm">
          <text:p text:style-name="P5"><text:span text:style-name="T2">I0_F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52.901cm" svg:y="13.668cm">
          <text:p text:style-name="P5"><text:span text:style-name="T2">I0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48.407cm" svg:y="13.61cm">
          <text:p text:style-name="P5"><text:span text:style-name="T2">I0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6.902cm" svg:y1="14.382cm" svg:x2="48.398cm" svg:y2="14.382cm">
          <text:p/>
        </draw:line>
        <draw:line draw:style-name="gr8" draw:text-style-name="P8" draw:layer="layout" svg:x1="51.454cm" svg:y1="14.392cm" svg:x2="52.95cm" svg:y2="14.392cm">
          <text:p/>
        </draw:line>
        <draw:custom-shape draw:style-name="gr9" draw:text-style-name="P10" draw:layer="layout" svg:width="3.064cm" svg:height="1.774cm" svg:x="52.868cm" svg:y="11.436cm">
          <text:p text:style-name="P9"><text:span text:style-name="T3">I0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9.822cm" svg:y1="12.507cm" svg:x2="52.879cm" svg:y2="12.507cm">
          <text:p/>
        </draw:line>
        <draw:line draw:style-name="gr10" draw:text-style-name="P8" draw:layer="layout" svg:x1="49.835cm" svg:y1="12.458cm" svg:x2="49.835cm" svg:y2="13.588cm">
          <text:p/>
        </draw:line>
        <draw:custom-shape draw:style-name="gr9" draw:text-style-name="P10" draw:layer="layout" svg:width="3.064cm" svg:height="1.774cm" svg:x="57.456cm" svg:y="13.607cm">
          <text:p text:style-name="P9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5.968cm" svg:y1="14.413cm" svg:x2="57.464cm" svg:y2="14.413cm">
          <text:p/>
        </draw:line>
        <draw:custom-shape draw:style-name="gr6" draw:text-style-name="P6" draw:layer="layout" svg:width="3.064cm" svg:height="1.774cm" svg:x="61.988cm" svg:y="13.591cm">
          <text:p text:style-name="P5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0.496cm" svg:y1="14.372cm" svg:x2="61.992cm" svg:y2="14.372cm">
          <text:p/>
        </draw:line>
        <draw:line draw:style-name="gr11" draw:text-style-name="P8" draw:layer="layout" svg:x1="55.911cm" svg:y1="12.404cm" svg:x2="63.555cm" svg:y2="12.404cm">
          <text:p/>
        </draw:line>
        <draw:line draw:style-name="gr12" draw:text-style-name="P8" draw:layer="layout" svg:x1="63.555cm" svg:y1="12.347cm" svg:x2="63.555cm" svg:y2="13.573cm">
          <text:p/>
        </draw:line>
        <draw:custom-shape draw:style-name="gr7" draw:text-style-name="P7" draw:layer="layout" svg:width="3.064cm" svg:height="1.774cm" svg:x="71.028cm" svg:y="13.634cm">
          <text:p text:style-name="P5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66.534cm" svg:y="13.576cm">
          <text:p text:style-name="P5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5.029cm" svg:y1="14.348cm" svg:x2="66.525cm" svg:y2="14.348cm">
          <text:p/>
        </draw:line>
        <draw:line draw:style-name="gr8" draw:text-style-name="P8" draw:layer="layout" svg:x1="69.581cm" svg:y1="14.358cm" svg:x2="71.077cm" svg:y2="14.358cm">
          <text:p/>
        </draw:line>
        <draw:custom-shape draw:style-name="gr9" draw:text-style-name="P10" draw:layer="layout" svg:width="3.064cm" svg:height="1.774cm" svg:x="70.995cm" svg:y="11.402cm">
          <text:p text:style-name="P9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7.949cm" svg:y1="12.473cm" svg:x2="71.006cm" svg:y2="12.473cm">
          <text:p/>
        </draw:line>
        <draw:line draw:style-name="gr10" draw:text-style-name="P8" draw:layer="layout" svg:x1="67.962cm" svg:y1="12.424cm" svg:x2="67.962cm" svg:y2="13.554cm">
          <text:p/>
        </draw:line>
        <draw:custom-shape draw:style-name="gr9" draw:text-style-name="P10" draw:layer="layout" svg:width="3.064cm" svg:height="1.774cm" svg:x="75.583cm" svg:y="13.573cm">
          <text:p text:style-name="P9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4.095cm" svg:y1="14.379cm" svg:x2="75.591cm" svg:y2="14.379cm">
          <text:p/>
        </draw:line>
        <draw:line draw:style-name="gr8" draw:text-style-name="P8" draw:layer="layout" svg:x1="40.843cm" svg:y1="13.884cm" svg:x2="43.9cm" svg:y2="13.884cm">
          <text:p/>
        </draw:line>
        <draw:line draw:style-name="gr10" draw:text-style-name="P8" draw:layer="layout" svg:x1="40.895cm" svg:y1="11.278cm" svg:x2="40.895cm" svg:y2="13.885cm">
          <text:p/>
        </draw:line>
        <draw:line draw:style-name="gr12" draw:text-style-name="P8" draw:layer="layout" svg:x1="45.329cm" svg:y1="8.334cm" svg:x2="45.329cm" svg:y2="13.454cm">
          <text:p/>
        </draw:line>
        <draw:line draw:style-name="gr13" draw:text-style-name="P8" draw:layer="layout" svg:x1="37.916cm" svg:y1="8.37cm" svg:x2="45.381cm" svg:y2="8.37cm">
          <text:p/>
        </draw:line>
        <draw:line draw:style-name="gr8" draw:text-style-name="P8" draw:layer="layout" svg:x1="6.521cm" svg:y1="14.636cm" svg:x2="43.833cm" svg:y2="14.636cm">
          <text:p/>
        </draw:line>
        <draw:custom-shape draw:style-name="gr14" draw:text-style-name="P12" draw:layer="layout" svg:width="1.718cm" svg:height="1.774cm" svg:x="5.94cm" svg:y="21.095cm">
          <text:p text:style-name="P11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635cm" svg:y1="21.99cm" svg:x2="9.131cm" svg:y2="21.99cm">
          <text:p/>
        </draw:line>
        <draw:line draw:style-name="gr8" draw:text-style-name="P8" draw:layer="layout" svg:x1="10.85cm" svg:y1="22.034cm" svg:x2="12.346cm" svg:y2="22.034cm">
          <text:p/>
        </draw:line>
        <draw:line draw:style-name="gr8" draw:text-style-name="P8" draw:layer="layout" svg:x1="9.979cm" svg:y1="19.929cm" svg:x2="12.332cm" svg:y2="19.929cm">
          <text:p/>
        </draw:line>
        <draw:line draw:style-name="gr10" draw:text-style-name="P8" draw:layer="layout" svg:x1="10.009cm" svg:y1="19.878cm" svg:x2="10.009cm" svg:y2="21.06cm">
          <text:p/>
        </draw:line>
        <draw:line draw:style-name="gr8" draw:text-style-name="P8" draw:layer="layout" svg:x1="17.199cm" svg:y1="22.013cm" svg:x2="18.695cm" svg:y2="22.013cm">
          <text:p/>
        </draw:line>
        <draw:line draw:style-name="gr8" draw:text-style-name="P8" draw:layer="layout" svg:x1="14.012cm" svg:y1="19.958cm" svg:x2="18.818cm" svg:y2="19.958cm">
          <text:p/>
        </draw:line>
        <draw:line draw:style-name="gr8" draw:text-style-name="P8" draw:layer="layout" svg:x1="4.449cm" svg:y1="22.017cm" svg:x2="5.945cm" svg:y2="22.017cm">
          <text:p/>
        </draw:line>
        <draw:custom-shape draw:style-name="gr15" draw:text-style-name="P13" draw:layer="layout" svg:width="1.718cm" svg:height="1.774cm" svg:x="9.123cm" svg:y="21.061cm">
          <text:p text:style-name="P11"><text:span text:style-name="T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.718cm" svg:height="1.774cm" svg:x="12.323cm" svg:y="21.06cm">
          <text:p text:style-name="P14">B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.718cm" svg:height="1.774cm" svg:x="12.273cm" svg:y="19.028cm">
          <text:p text:style-name="P14">U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718cm" svg:height="1.774cm" svg:x="15.491cm" svg:y="21.111cm">
          <text:p text:style-name="P14">U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4.047cm" svg:y1="21.976cm" svg:x2="15.543cm" svg:y2="21.976cm">
          <text:p/>
        </draw:line>
        <draw:frame draw:style-name="gr18" draw:text-style-name="P17" draw:layer="layout" svg:width="9.237cm" svg:height="2.401cm" svg:x="7.292cm" svg:y="17.012cm">
          <draw:text-box>
            <text:p text:style-name="P16"><text:span text:style-name="T5">A single iteration</text:span></text:p>
          </draw:text-box>
        </draw:frame>
        <draw:custom-shape draw:style-name="gr5" draw:text-style-name="P4" draw:layer="layout" svg:width="3.064cm" svg:height="1.774cm" svg:x="4.744cm" svg:y="31.076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064cm" svg:height="1.774cm" svg:x="8.772cm" svg:y="31.079cm">
          <text:p text:style-name="P18"><text:span text:style-name="T6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737cm" svg:y1="31.983cm" svg:x2="8.777cm" svg:y2="31.983cm">
          <text:p/>
        </draw:line>
        <draw:custom-shape draw:style-name="gr20" draw:text-style-name="P19" draw:layer="layout" svg:width="3.064cm" svg:height="1.774cm" svg:x="12.867cm" svg:y="31.093cm">
          <text:p text:style-name="P18"><text:span text:style-name="T6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064cm" svg:height="1.774cm" svg:x="4.709cm" svg:y="33.582cm">
          <text:p text:style-name="P3"><text:span text:style-name="T1">E1_S1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.064cm" svg:height="1.774cm" svg:x="16.588cm" svg:y="33.412cm">
          <text:p text:style-name="P18"><text:span text:style-name="T6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747cm" svg:y1="34.503cm" svg:x2="16.51cm" svg:y2="34.503cm">
          <text:p/>
        </draw:line>
        <draw:line draw:style-name="gr8" draw:text-style-name="P8" draw:layer="layout" svg:x1="11.84cm" svg:y1="31.97cm" svg:x2="12.88cm" svg:y2="31.97cm">
          <text:p/>
        </draw:line>
        <draw:custom-shape draw:style-name="gr22" draw:text-style-name="P19" draw:layer="layout" svg:width="3.064cm" svg:height="1.774cm" svg:x="20.662cm" svg:y="33.448cm">
          <text:p text:style-name="P18"><text:span text:style-name="T6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9.635cm" svg:y1="34.325cm" svg:x2="20.675cm" svg:y2="34.325cm">
          <text:p/>
        </draw:line>
        <draw:custom-shape draw:style-name="gr5" draw:text-style-name="P4" draw:layer="layout" svg:width="3.064cm" svg:height="1.774cm" svg:x="16.64cm" svg:y="36.008cm">
          <text:p text:style-name="P3"><text:span text:style-name="T1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8.632cm 34.05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3.064cm" svg:height="1.774cm" svg:x="24.246cm" svg:y="35.947cm">
          <text:p text:style-name="P18"><text:span text:style-name="T6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064cm" svg:height="1.774cm" svg:x="28.341cm" svg:y="35.961cm">
          <text:p text:style-name="P18"><text:span text:style-name="T6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7.314cm" svg:y1="36.838cm" svg:x2="28.354cm" svg:y2="36.838cm">
          <text:p/>
        </draw:line>
        <draw:line draw:style-name="gr8" draw:text-style-name="P8" draw:layer="layout" svg:x1="19.504cm" svg:y1="36.909cm" svg:x2="24.257cm" svg:y2="36.909cm">
          <text:p/>
        </draw:line>
        <draw:line draw:style-name="gr10" draw:text-style-name="P8" draw:layer="layout" svg:x1="8.234cm" svg:y1="31.941cm" svg:x2="8.234cm" svg:y2="34.078cm">
          <text:p/>
        </draw:line>
        <draw:line draw:style-name="gr8" draw:text-style-name="P8" draw:layer="layout" svg:x1="8.216cm" svg:y1="36.981cm" svg:x2="16.646cm" svg:y2="36.981cm">
          <text:p/>
        </draw:line>
        <draw:line draw:style-name="gr10" draw:text-style-name="P8" draw:layer="layout" svg:x1="8.268cm" svg:y1="34.76cm" svg:x2="8.268cm" svg:y2="36.974cm">
          <text:p/>
        </draw:line>
        <draw:line draw:style-name="gr10" draw:text-style-name="P8" draw:layer="layout" svg:x1="14.619cm" svg:y1="32.855cm" svg:x2="14.619cm" svg:y2="34.159cm">
          <text:p/>
        </draw:line>
        <draw:line draw:style-name="gr8" draw:text-style-name="P8" draw:layer="layout" svg:x1="14.603cm" svg:y1="33.741cm" svg:x2="16.549cm" svg:y2="33.741cm">
          <text:p/>
        </draw:line>
        <draw:custom-shape draw:style-name="gr23" draw:text-style-name="P8" draw:layer="layout" svg:width="0.737cm" svg:height="1.067cm" draw:transform="rotate (-1.52018177848706) translate (15.013cm 34.1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4.634cm" svg:y1="34.874cm" svg:x2="14.634cm" svg:y2="36.43cm">
          <text:p/>
        </draw:line>
        <draw:line draw:style-name="gr8" draw:text-style-name="P8" draw:layer="layout" svg:x1="14.683cm" svg:y1="36.376cm" svg:x2="16.629cm" svg:y2="36.376cm">
          <text:p/>
        </draw:line>
        <draw:line draw:style-name="gr10" draw:text-style-name="P8" draw:layer="layout" svg:x1="22.434cm" svg:y1="35.193cm" svg:x2="22.434cm" svg:y2="36.636cm">
          <text:p/>
        </draw:line>
        <draw:line draw:style-name="gr8" draw:text-style-name="P8" draw:layer="layout" svg:x1="22.398cm" svg:y1="36.452cm" svg:x2="24.19cm" svg:y2="36.452cm">
          <text:p/>
        </draw:line>
        <draw:line draw:style-name="gr10" draw:text-style-name="P8" draw:layer="layout" svg:x1="12.8cm" svg:y1="34.449cm" svg:x2="12.8cm" svg:y2="36.759cm">
          <text:p/>
        </draw:line>
        <draw:custom-shape draw:style-name="gr5" draw:text-style-name="P4" draw:layer="layout" svg:width="3.064cm" svg:height="1.774cm" svg:x="24.24cm" svg:y="38.275cm">
          <text:p text:style-name="P3"><text:span text:style-name="T1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13.223cm 36.695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2.818cm" svg:y1="37.413cm" svg:x2="12.818cm" svg:y2="39.36cm">
          <text:p/>
        </draw:line>
        <draw:line draw:style-name="gr8" draw:text-style-name="P8" draw:layer="layout" svg:x1="12.785cm" svg:y1="39.341cm" svg:x2="24.215cm" svg:y2="39.341cm">
          <text:p/>
        </draw:line>
        <draw:custom-shape draw:style-name="gr23" draw:text-style-name="P8" draw:layer="layout" svg:width="0.737cm" svg:height="1.067cm" draw:transform="rotate (-1.52018177848706) translate (22.843cm 36.63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22.456cm" svg:y1="37.346cm" svg:x2="22.456cm" svg:y2="38.789cm">
          <text:p/>
        </draw:line>
        <draw:line draw:style-name="gr8" draw:text-style-name="P8" draw:layer="layout" svg:x1="22.412cm" svg:y1="38.728cm" svg:x2="24.204cm" svg:y2="38.728cm">
          <text:p/>
        </draw:line>
        <draw:custom-shape draw:style-name="gr26" draw:text-style-name="P19" draw:layer="layout" svg:width="3.064cm" svg:height="1.774cm" svg:x="32.245cm" svg:y="38.187cm">
          <text:p text:style-name="P18"><text:span text:style-name="T6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3.064cm" svg:height="1.774cm" svg:x="36.34cm" svg:y="38.201cm">
          <text:p text:style-name="P18"><text:span text:style-name="T6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35.313cm" svg:y1="39.078cm" svg:x2="36.353cm" svg:y2="39.078cm">
          <text:p/>
        </draw:line>
        <draw:line draw:style-name="gr8" draw:text-style-name="P8" draw:layer="layout" svg:x1="27.32cm" svg:y1="39.292cm" svg:x2="32.173cm" svg:y2="39.292cm">
          <text:p/>
        </draw:line>
        <draw:line draw:style-name="gr10" draw:text-style-name="P8" draw:layer="layout" svg:x1="29.978cm" svg:y1="37.749cm" svg:x2="29.978cm" svg:y2="38.743cm">
          <text:p/>
        </draw:line>
        <draw:line draw:style-name="gr8" draw:text-style-name="P8" draw:layer="layout" svg:x1="29.933cm" svg:y1="38.7cm" svg:x2="32.158cm" svg:y2="38.7cm">
          <text:p/>
        </draw:line>
        <draw:custom-shape draw:style-name="gr28" draw:text-style-name="P21" draw:layer="layout" svg:width="2.01cm" svg:height="1.5cm" svg:x="7.155cm" svg:y="54.679cm">
          <text:p text:style-name="P20"><text:span text:style-name="T7">E0_S0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cm" svg:height="1.5cm" svg:x="10.184cm" svg:y="54.627cm">
          <text:p text:style-name="P22"><text:span text:style-name="T8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9.149cm" svg:y1="55.531cm" svg:x2="10.189cm" svg:y2="55.531cm">
          <text:p/>
        </draw:line>
        <draw:custom-shape draw:style-name="gr30" draw:text-style-name="P23" draw:layer="layout" svg:width="2.01cm" svg:height="1.5cm" svg:x="13.247cm" svg:y="54.629cm">
          <text:p text:style-name="P22"><text:span text:style-name="T8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.01cm" svg:height="1.5cm" svg:x="7.138cm" svg:y="57.242cm">
          <text:p text:style-name="P20"><text:span text:style-name="T7">E1_S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2.01cm" svg:height="1.5cm" svg:x="15.983cm" svg:y="56.913cm">
          <text:p text:style-name="P22"><text:span text:style-name="T8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9.159cm" svg:y1="58.051cm" svg:x2="15.95cm" svg:y2="58.051cm">
          <text:p/>
        </draw:line>
        <draw:line draw:style-name="gr8" draw:text-style-name="P8" draw:layer="layout" svg:x1="12.195cm" svg:y1="55.498cm" svg:x2="13.235cm" svg:y2="55.498cm">
          <text:p/>
        </draw:line>
        <draw:custom-shape draw:style-name="gr32" draw:text-style-name="P19" draw:layer="layout" svg:width="2.01cm" svg:height="1.5cm" svg:x="18.995cm" svg:y="56.857cm">
          <text:p text:style-name="P22"><text:span text:style-name="T8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7.968cm" svg:y1="57.734cm" svg:x2="19.008cm" svg:y2="57.734cm">
          <text:p/>
        </draw:line>
        <draw:custom-shape draw:style-name="gr28" draw:text-style-name="P21" draw:layer="layout" svg:width="2.01cm" svg:height="1.5cm" svg:x="15.974cm" svg:y="59.433cm">
          <text:p text:style-name="P20"><text:span text:style-name="T7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9.943cm 57.58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3" draw:text-style-name="P23" draw:layer="layout" svg:width="2.01cm" svg:height="1.5cm" svg:x="21.932cm" svg:y="59.227cm">
          <text:p text:style-name="P24">E3_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2.01cm" svg:height="1.5cm" svg:x="24.961cm" svg:y="59.187cm">
          <text:p text:style-name="P24"><text:span text:style-name="T9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3.934cm" svg:y1="60.064cm" svg:x2="24.974cm" svg:y2="60.064cm">
          <text:p/>
        </draw:line>
        <draw:line draw:style-name="gr8" draw:text-style-name="P8" draw:layer="layout" svg:x1="17.96cm" svg:y1="60.334cm" svg:x2="21.928cm" svg:y2="60.334cm">
          <text:p/>
        </draw:line>
        <draw:line draw:style-name="gr10" draw:text-style-name="P8" draw:layer="layout" svg:x1="9.546cm" svg:y1="55.489cm" svg:x2="9.546cm" svg:y2="57.626cm">
          <text:p/>
        </draw:line>
        <draw:line draw:style-name="gr8" draw:text-style-name="P8" draw:layer="layout" svg:x1="9.628cm" svg:y1="60.529cm" svg:x2="15.903cm" svg:y2="60.529cm">
          <text:p/>
        </draw:line>
        <draw:line draw:style-name="gr10" draw:text-style-name="P8" draw:layer="layout" svg:x1="9.58cm" svg:y1="58.308cm" svg:x2="9.58cm" svg:y2="60.522cm">
          <text:p/>
        </draw:line>
        <draw:line draw:style-name="gr10" draw:text-style-name="P8" draw:layer="layout" svg:x1="14.315cm" svg:y1="56.11cm" svg:x2="14.315cm" svg:y2="57.622cm">
          <text:p/>
        </draw:line>
        <draw:line draw:style-name="gr8" draw:text-style-name="P8" draw:layer="layout" svg:x1="14.442cm" svg:y1="57.31cm" svg:x2="15.98cm" svg:y2="57.31cm">
          <text:p/>
        </draw:line>
        <draw:custom-shape draw:style-name="gr23" draw:text-style-name="P8" draw:layer="layout" svg:width="0.737cm" svg:height="1.067cm" draw:transform="rotate (-1.52018177848706) translate (14.714cm 57.585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4.315cm" svg:y1="58.314cm" svg:x2="14.315cm" svg:y2="59.87cm">
          <text:p/>
        </draw:line>
        <draw:line draw:style-name="gr8" draw:text-style-name="P8" draw:layer="layout" svg:x1="14.325cm" svg:y1="59.816cm" svg:x2="15.919cm" svg:y2="59.816cm">
          <text:p/>
        </draw:line>
        <draw:line draw:style-name="gr10" draw:text-style-name="P8" draw:layer="layout" svg:x1="20.065cm" svg:y1="58.376cm" svg:x2="20.065cm" svg:y2="59.988cm">
          <text:p/>
        </draw:line>
        <draw:line draw:style-name="gr8" draw:text-style-name="P8" draw:layer="layout" svg:x1="20.099cm" svg:y1="59.689cm" svg:x2="21.891cm" svg:y2="59.689cm">
          <text:p/>
        </draw:line>
        <draw:line draw:style-name="gr10" draw:text-style-name="P8" draw:layer="layout" svg:x1="10.795cm" svg:y1="58.013cm" svg:x2="10.795cm" svg:y2="60.323cm">
          <text:p/>
        </draw:line>
        <draw:custom-shape draw:style-name="gr28" draw:text-style-name="P21" draw:layer="layout" svg:width="2.01cm" svg:height="1.5cm" svg:x="21.893cm" svg:y="61.451cm">
          <text:p text:style-name="P20"><text:span text:style-name="T7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11.218cm 60.25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0.813cm" svg:y1="60.977cm" svg:x2="10.813cm" svg:y2="62.524cm">
          <text:p/>
        </draw:line>
        <draw:line draw:style-name="gr8" draw:text-style-name="P8" draw:layer="layout" svg:x1="10.853cm" svg:y1="62.466cm" svg:x2="21.815cm" svg:y2="62.466cm">
          <text:p/>
        </draw:line>
        <draw:custom-shape draw:style-name="gr23" draw:text-style-name="P8" draw:layer="layout" svg:width="0.737cm" svg:height="1.067cm" draw:transform="rotate (-1.52018177848706) translate (20.499cm 59.91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20.09cm" svg:y1="60.629cm" svg:x2="20.09cm" svg:y2="62.072cm">
          <text:p/>
        </draw:line>
        <draw:line draw:style-name="gr8" draw:text-style-name="P8" draw:layer="layout" svg:x1="20.045cm" svg:y1="62.022cm" svg:x2="21.837cm" svg:y2="62.022cm">
          <text:p/>
        </draw:line>
        <draw:custom-shape draw:style-name="gr35" draw:text-style-name="P19" draw:layer="layout" svg:width="2.01cm" svg:height="1.5cm" svg:x="27.561cm" svg:y="61.295cm">
          <text:p text:style-name="P22"><text:span text:style-name="T8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2.01cm" svg:height="1.5cm" svg:x="30.691cm" svg:y="61.351cm">
          <text:p text:style-name="P22"><text:span text:style-name="T8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9.584cm" svg:y1="62.068cm" svg:x2="30.624cm" svg:y2="62.068cm">
          <text:p/>
        </draw:line>
        <draw:line draw:style-name="gr8" draw:text-style-name="P8" draw:layer="layout" svg:x1="23.94cm" svg:y1="62.366cm" svg:x2="27.521cm" svg:y2="62.366cm">
          <text:p/>
        </draw:line>
        <draw:line draw:style-name="gr10" draw:text-style-name="P8" draw:layer="layout" svg:x1="25.802cm" svg:y1="60.755cm" svg:x2="25.802cm" svg:y2="61.749cm">
          <text:p/>
        </draw:line>
        <draw:line draw:style-name="gr8" draw:text-style-name="P8" draw:layer="layout" svg:x1="25.757cm" svg:y1="61.757cm" svg:x2="27.538cm" svg:y2="61.757cm">
          <text:p/>
        </draw:line>
        <draw:custom-shape draw:style-name="gr37" draw:text-style-name="P25" draw:layer="layout" svg:width="0.259cm" svg:height="0.259cm" svg:x="9.439cm" svg:y="5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4.194cm" svg:y="57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0.679cm" svg:y="57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9.927cm" svg:y="5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01cm" svg:height="1.5cm" svg:x="29.549cm" svg:y="44.687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31.77cm" svg:y="44.952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39" draw:text-style-name="P23" draw:layer="layout" svg:width="2.01cm" svg:height="1.5cm" svg:x="29.593cm" svg:y="46.552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8" draw:layer="layout" svg:width="14.068cm" svg:height="1.395cm" svg:x="31.799cm" svg:y="46.688cm">
          <draw:text-box>
            <text:p><text:span text:style-name="T13">A propagation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41" draw:text-style-name="P8" draw:layer="layout" svg:width="18.439cm" svg:height="4.422cm" svg:x="28.98cm" svg:y="44.03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9.06cm" svg:height="3.414cm" svg:x="46.123cm" svg:y="50.1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3cm" svg:height="1.3cm" svg:x="46.639cm" svg:y="50.347cm">
          <text:p text:style-name="P22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7.943cm" svg:y1="51.147cm" svg:x2="48.839cm" svg:y2="51.147cm">
          <text:p/>
        </draw:line>
        <draw:line draw:style-name="gr8" draw:text-style-name="P31" draw:layer="layout" svg:x1="50.136cm" svg:y1="51.173cm" svg:x2="51.162cm" svg:y2="51.173cm">
          <text:p/>
        </draw:line>
        <draw:line draw:style-name="gr8" draw:text-style-name="P31" draw:layer="layout" svg:x1="49.391cm" svg:y1="52.806cm" svg:x2="51.153cm" svg:y2="52.806cm">
          <text:p/>
        </draw:line>
        <draw:line draw:style-name="gr10" draw:text-style-name="P31" draw:layer="layout" svg:x1="49.443cm" svg:y1="51.714cm" svg:x2="49.443cm" svg:y2="52.791cm">
          <text:p/>
        </draw:line>
        <draw:line draw:style-name="gr8" draw:text-style-name="P31" draw:layer="layout" svg:x1="52.478cm" svg:y1="52.894cm" svg:x2="55.753cm" svg:y2="52.894cm">
          <text:p/>
        </draw:line>
        <draw:line draw:style-name="gr8" draw:text-style-name="P31" draw:layer="layout" svg:x1="45.82cm" svg:y1="51.161cm" svg:x2="46.63cm" svg:y2="51.161cm">
          <text:p/>
        </draw:line>
        <draw:custom-shape draw:style-name="gr44" draw:text-style-name="P33" draw:layer="layout" svg:width="1.3cm" svg:height="1.3cm" svg:x="48.816cm" svg:y="50.386cm">
          <text:p text:style-name="P32"><text:span text:style-name="T17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3cm" svg:height="1.3cm" svg:x="51.169cm" svg:y="50.383cm">
          <text:p text:style-name="P22"><text:span text:style-name="T16">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3cm" svg:height="1.3cm" svg:x="51.159cm" svg:y="52.132cm">
          <text:p text:style-name="P35"><text:span text:style-name="T18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6" draw:layer="layout" svg:width="1.3cm" svg:height="1.3cm" svg:x="53.482cm" svg:y="50.401cm">
          <text:p text:style-name="P35"><text:span text:style-name="T18">U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2.478cm" svg:y1="51.185cm" svg:x2="53.504cm" svg:y2="51.185cm">
          <text:p/>
        </draw:line>
        <draw:line draw:style-name="gr8" draw:text-style-name="P31" draw:layer="layout" svg:x1="54.785cm" svg:y1="51.186cm" svg:x2="55.811cm" svg:y2="51.186cm">
          <text:p/>
        </draw:line>
        <draw:custom-shape draw:style-name="gr48" draw:text-style-name="P29" draw:layer="layout" svg:width="10.742cm" svg:height="3.709cm" svg:x="48.466cm" svg:y="43.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1.718cm" svg:height="1.5cm" svg:x="49.053cm" svg:y="45.568cm">
          <text:p text:style-name="P32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0.785cm" svg:y1="46.333cm" svg:x2="51.681cm" svg:y2="46.333cm">
          <text:p/>
        </draw:line>
        <draw:line draw:style-name="gr8" draw:text-style-name="P31" draw:layer="layout" svg:x1="53.37cm" svg:y1="46.304cm" svg:x2="54.396cm" svg:y2="46.304cm">
          <text:p/>
        </draw:line>
        <draw:line draw:style-name="gr8" draw:text-style-name="P31" draw:layer="layout" svg:x1="52.563cm" svg:y1="44.791cm" svg:x2="54.226cm" svg:y2="44.791cm">
          <text:p/>
        </draw:line>
        <draw:line draw:style-name="gr10" draw:text-style-name="P31" draw:layer="layout" svg:x1="52.58cm" svg:y1="44.743cm" svg:x2="52.58cm" svg:y2="45.499cm">
          <text:p/>
        </draw:line>
        <draw:line draw:style-name="gr8" draw:text-style-name="P31" draw:layer="layout" svg:x1="56.138cm" svg:y1="44.715cm" svg:x2="59.875cm" svg:y2="44.715cm">
          <text:p/>
        </draw:line>
        <draw:line draw:style-name="gr8" draw:text-style-name="P31" draw:layer="layout" svg:x1="48.234cm" svg:y1="46.382cm" svg:x2="49.044cm" svg:y2="46.382cm">
          <text:p/>
        </draw:line>
        <draw:custom-shape draw:style-name="gr50" draw:text-style-name="P33" draw:layer="layout" svg:width="1.73cm" svg:height="1.5cm" svg:x="51.694cm" svg:y="45.5cm">
          <text:p text:style-name="P32"><text:span text:style-name="T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1.73cm" svg:height="1.5cm" svg:x="54.403cm" svg:y="45.533cm">
          <text:p text:style-name="P37">B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draw:layer="layout" svg:width="1.73cm" svg:height="1.5cm" svg:x="54.404cm" svg:y="43.755cm">
          <text:p text:style-name="P37">U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8" draw:layer="layout" svg:width="1.73cm" svg:height="1.5cm" svg:x="57.162cm" svg:y="45.55cm">
          <text:p text:style-name="P37">U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6.104cm" svg:y1="46.317cm" svg:x2="57.13cm" svg:y2="46.317cm">
          <text:p/>
        </draw:line>
        <draw:line draw:style-name="gr8" draw:text-style-name="P31" draw:layer="layout" svg:x1="58.923cm" svg:y1="46.299cm" svg:x2="59.949cm" svg:y2="46.299cm">
          <text:p/>
        </draw:line>
        <draw:custom-shape draw:style-name="gr28" draw:text-style-name="P21" draw:layer="layout" svg:width="2.01cm" svg:height="1.5cm" svg:x="6.981cm" svg:y="48.968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9.202cm" svg:y="49.233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54" draw:text-style-name="P23" draw:layer="layout" svg:width="2.01cm" svg:height="1.5cm" svg:x="7.025cm" svg:y="50.833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8" draw:layer="layout" svg:width="16.507cm" svg:height="1.449cm" svg:x="9.231cm" svg:y="50.969cm">
          <draw:text-box>
            <text:p><text:span text:style-name="T13">A propagation task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56" draw:text-style-name="P8" draw:layer="layout" svg:width="18.439cm" svg:height="4.422cm" svg:x="6.412cm" svg:y="48.314cm">
          <text:p/>
          <draw:enhanced-geometry svg:viewBox="0 0 21600 21600" draw:type="rectangle" draw:enhanced-path="M 0 0 L 21600 0 21600 21600 0 21600 0 0 Z N"/>
        </draw:custom-shape>
        <draw:frame draw:style-name="gr57" draw:text-style-name="P40" draw:layer="layout" svg:width="1.524cm" svg:height="1.115cm" svg:x="7.422cm" svg:y="63.213cm">
          <draw:text-box>
            <text:p text:style-name="P39"><text:span text:style-name="T19">T0</text:span></text:p>
          </draw:text-box>
        </draw:frame>
        <draw:frame draw:style-name="gr57" draw:text-style-name="P40" draw:layer="layout" svg:width="1.524cm" svg:height="1.115cm" svg:x="10.322cm" svg:y="63.214cm">
          <draw:text-box>
            <text:p text:style-name="P39"><text:span text:style-name="T19">T1</text:span></text:p>
          </draw:text-box>
        </draw:frame>
        <draw:frame draw:style-name="gr57" draw:text-style-name="P40" draw:layer="layout" svg:width="1.524cm" svg:height="1.115cm" svg:x="13.622cm" svg:y="63.213cm">
          <draw:text-box>
            <text:p text:style-name="P39"><text:span text:style-name="T19">T2</text:span></text:p>
          </draw:text-box>
        </draw:frame>
        <draw:frame draw:style-name="gr57" draw:text-style-name="P40" draw:layer="layout" svg:width="1.524cm" svg:height="1.115cm" svg:x="16.522cm" svg:y="63.214cm">
          <draw:text-box>
            <text:p text:style-name="P39"><text:span text:style-name="T19">T3</text:span></text:p>
          </draw:text-box>
        </draw:frame>
        <draw:frame draw:style-name="gr57" draw:text-style-name="P40" draw:layer="layout" svg:width="1.524cm" svg:height="1.115cm" svg:x="19.522cm" svg:y="63.213cm">
          <draw:text-box>
            <text:p text:style-name="P39"><text:span text:style-name="T19">T4</text:span></text:p>
          </draw:text-box>
        </draw:frame>
        <draw:frame draw:style-name="gr57" draw:text-style-name="P40" draw:layer="layout" svg:width="1.524cm" svg:height="1.115cm" svg:x="22.422cm" svg:y="63.214cm">
          <draw:text-box>
            <text:p text:style-name="P39"><text:span text:style-name="T19">T5</text:span></text:p>
          </draw:text-box>
        </draw:frame>
        <draw:frame draw:style-name="gr57" draw:text-style-name="P40" draw:layer="layout" svg:width="1.524cm" svg:height="1.115cm" svg:x="25.122cm" svg:y="63.214cm">
          <draw:text-box>
            <text:p text:style-name="P39"><text:span text:style-name="T19">T6</text:span></text:p>
          </draw:text-box>
        </draw:frame>
        <draw:frame draw:style-name="gr57" draw:text-style-name="P40" draw:layer="layout" svg:width="1.524cm" svg:height="1.115cm" svg:x="28.122cm" svg:y="63.213cm">
          <draw:text-box>
            <text:p text:style-name="P39"><text:span text:style-name="T19">T7</text:span></text:p>
          </draw:text-box>
        </draw:frame>
        <draw:frame draw:style-name="gr57" draw:text-style-name="P40" draw:layer="layout" svg:width="1.524cm" svg:height="1.115cm" svg:x="31.022cm" svg:y="63.214cm">
          <draw:text-box>
            <text:p text:style-name="P39"><text:span text:style-name="T19">T8</text:span></text:p>
          </draw:text-box>
        </draw:frame>
        <draw:custom-shape draw:style-name="gr1" draw:text-style-name="P1" draw:layer="layout" svg:width="2.559cm" svg:height="9.861cm" svg:x="26.52cm" svg:y="67.7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3.62cm" svg:y="6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0.7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7.8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5.0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1.9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9.0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5.92cm" svg:y="67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2.957cm" svg:y="67.89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2.01cm" svg:height="1.5cm" svg:x="3.226cm" svg:y="69.072cm">
          <text:p text:style-name="P20"><text:span text:style-name="T7">E0_S0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2cm" svg:height="1.5cm" svg:x="6.255cm" svg:y="69.02cm">
          <text:p text:style-name="P22"><text:span text:style-name="T8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5.22cm" svg:y1="69.924cm" svg:x2="6.26cm" svg:y2="69.924cm">
          <text:p/>
        </draw:line>
        <draw:custom-shape draw:style-name="gr59" draw:text-style-name="P23" draw:layer="layout" svg:width="2.01cm" svg:height="1.5cm" svg:x="9.318cm" svg:y="69.022cm">
          <text:p text:style-name="P22"><text:span text:style-name="T8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.01cm" svg:height="1.5cm" svg:x="3.209cm" svg:y="71.635cm">
          <text:p text:style-name="P20"><text:span text:style-name="T7">E1_S1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2.01cm" svg:height="1.5cm" svg:x="12.054cm" svg:y="71.306cm">
          <text:p text:style-name="P22"><text:span text:style-name="T8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5.23cm" svg:y1="72.444cm" svg:x2="12.021cm" svg:y2="72.444cm">
          <text:p/>
        </draw:line>
        <draw:line draw:style-name="gr8" draw:text-style-name="P8" draw:layer="layout" svg:x1="8.266cm" svg:y1="69.891cm" svg:x2="9.306cm" svg:y2="69.891cm">
          <text:p/>
        </draw:line>
        <draw:custom-shape draw:style-name="gr61" draw:text-style-name="P19" draw:layer="layout" svg:width="2.01cm" svg:height="1.5cm" svg:x="15.066cm" svg:y="71.25cm">
          <text:p text:style-name="P22"><text:span text:style-name="T8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4.039cm" svg:y1="72.127cm" svg:x2="15.079cm" svg:y2="72.127cm">
          <text:p/>
        </draw:line>
        <draw:custom-shape draw:style-name="gr28" draw:text-style-name="P21" draw:layer="layout" svg:width="2.01cm" svg:height="1.5cm" svg:x="12.045cm" svg:y="73.826cm">
          <text:p text:style-name="P20"><text:span text:style-name="T7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6.014cm 71.981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2" draw:text-style-name="P23" draw:layer="layout" svg:width="2.01cm" svg:height="1.5cm" svg:x="18.003cm" svg:y="73.62cm">
          <text:p text:style-name="P24">E3_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3" draw:layer="layout" svg:width="2.01cm" svg:height="1.5cm" svg:x="21.032cm" svg:y="73.58cm">
          <text:p text:style-name="P24"><text:span text:style-name="T9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0.005cm" svg:y1="74.457cm" svg:x2="21.045cm" svg:y2="74.457cm">
          <text:p/>
        </draw:line>
        <draw:line draw:style-name="gr8" draw:text-style-name="P8" draw:layer="layout" svg:x1="14.031cm" svg:y1="74.727cm" svg:x2="17.999cm" svg:y2="74.727cm">
          <text:p/>
        </draw:line>
        <draw:line draw:style-name="gr10" draw:text-style-name="P8" draw:layer="layout" svg:x1="5.617cm" svg:y1="69.882cm" svg:x2="5.617cm" svg:y2="72.019cm">
          <text:p/>
        </draw:line>
        <draw:line draw:style-name="gr8" draw:text-style-name="P8" draw:layer="layout" svg:x1="5.699cm" svg:y1="74.922cm" svg:x2="11.974cm" svg:y2="74.922cm">
          <text:p/>
        </draw:line>
        <draw:line draw:style-name="gr10" draw:text-style-name="P8" draw:layer="layout" svg:x1="5.651cm" svg:y1="72.701cm" svg:x2="5.651cm" svg:y2="74.915cm">
          <text:p/>
        </draw:line>
        <draw:line draw:style-name="gr10" draw:text-style-name="P8" draw:layer="layout" svg:x1="10.386cm" svg:y1="70.503cm" svg:x2="10.386cm" svg:y2="72.015cm">
          <text:p/>
        </draw:line>
        <draw:line draw:style-name="gr8" draw:text-style-name="P8" draw:layer="layout" svg:x1="10.513cm" svg:y1="71.703cm" svg:x2="12.051cm" svg:y2="71.703cm">
          <text:p/>
        </draw:line>
        <draw:custom-shape draw:style-name="gr23" draw:text-style-name="P8" draw:layer="layout" svg:width="0.737cm" svg:height="1.067cm" draw:transform="rotate (-1.52018177848706) translate (10.785cm 71.97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0.386cm" svg:y1="72.707cm" svg:x2="10.386cm" svg:y2="74.263cm">
          <text:p/>
        </draw:line>
        <draw:line draw:style-name="gr8" draw:text-style-name="P8" draw:layer="layout" svg:x1="10.396cm" svg:y1="74.209cm" svg:x2="11.99cm" svg:y2="74.209cm">
          <text:p/>
        </draw:line>
        <draw:line draw:style-name="gr10" draw:text-style-name="P8" draw:layer="layout" svg:x1="16.136cm" svg:y1="72.769cm" svg:x2="16.136cm" svg:y2="74.381cm">
          <text:p/>
        </draw:line>
        <draw:line draw:style-name="gr8" draw:text-style-name="P8" draw:layer="layout" svg:x1="16.17cm" svg:y1="74.082cm" svg:x2="17.962cm" svg:y2="74.082cm">
          <text:p/>
        </draw:line>
        <draw:line draw:style-name="gr10" draw:text-style-name="P8" draw:layer="layout" svg:x1="6.866cm" svg:y1="72.406cm" svg:x2="6.866cm" svg:y2="74.716cm">
          <text:p/>
        </draw:line>
        <draw:custom-shape draw:style-name="gr28" draw:text-style-name="P21" draw:layer="layout" svg:width="2.01cm" svg:height="1.5cm" svg:x="17.964cm" svg:y="75.844cm">
          <text:p text:style-name="P20"><text:span text:style-name="T7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7.289cm 74.6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6.884cm" svg:y1="75.37cm" svg:x2="6.884cm" svg:y2="76.917cm">
          <text:p/>
        </draw:line>
        <draw:line draw:style-name="gr8" draw:text-style-name="P8" draw:layer="layout" svg:x1="6.924cm" svg:y1="76.859cm" svg:x2="17.886cm" svg:y2="76.859cm">
          <text:p/>
        </draw:line>
        <draw:custom-shape draw:style-name="gr23" draw:text-style-name="P8" draw:layer="layout" svg:width="0.737cm" svg:height="1.067cm" draw:transform="rotate (-1.52018177848706) translate (16.57cm 74.31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6.161cm" svg:y1="75.022cm" svg:x2="16.161cm" svg:y2="76.465cm">
          <text:p/>
        </draw:line>
        <draw:line draw:style-name="gr8" draw:text-style-name="P8" draw:layer="layout" svg:x1="16.116cm" svg:y1="76.415cm" svg:x2="17.908cm" svg:y2="76.415cm">
          <text:p/>
        </draw:line>
        <draw:custom-shape draw:style-name="gr64" draw:text-style-name="P19" draw:layer="layout" svg:width="2.01cm" svg:height="1.5cm" svg:x="23.632cm" svg:y="75.688cm">
          <text:p text:style-name="P22"><text:span text:style-name="T8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9" draw:layer="layout" svg:width="2.01cm" svg:height="1.5cm" svg:x="26.762cm" svg:y="75.744cm">
          <text:p text:style-name="P22"><text:span text:style-name="T8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5.655cm" svg:y1="76.461cm" svg:x2="26.695cm" svg:y2="76.461cm">
          <text:p/>
        </draw:line>
        <draw:line draw:style-name="gr8" draw:text-style-name="P8" draw:layer="layout" svg:x1="20.011cm" svg:y1="76.759cm" svg:x2="23.592cm" svg:y2="76.759cm">
          <text:p/>
        </draw:line>
        <draw:line draw:style-name="gr10" draw:text-style-name="P8" draw:layer="layout" svg:x1="21.873cm" svg:y1="75.148cm" svg:x2="21.873cm" svg:y2="76.142cm">
          <text:p/>
        </draw:line>
        <draw:line draw:style-name="gr8" draw:text-style-name="P8" draw:layer="layout" svg:x1="21.828cm" svg:y1="76.15cm" svg:x2="23.609cm" svg:y2="76.15cm">
          <text:p/>
        </draw:line>
        <draw:custom-shape draw:style-name="gr37" draw:text-style-name="P25" draw:layer="layout" svg:width="0.259cm" svg:height="0.259cm" svg:x="5.51cm" svg:y="69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0.265cm" svg:y="7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6.75cm" svg:y="7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5.998cm" svg:y="7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0" draw:layer="layout" svg:width="1.524cm" svg:height="1.115cm" svg:x="3.493cm" svg:y="77.606cm">
          <draw:text-box>
            <text:p text:style-name="P39"><text:span text:style-name="T19">T0</text:span></text:p>
          </draw:text-box>
        </draw:frame>
        <draw:frame draw:style-name="gr57" draw:text-style-name="P40" draw:layer="layout" svg:width="1.524cm" svg:height="1.115cm" svg:x="6.393cm" svg:y="77.607cm">
          <draw:text-box>
            <text:p text:style-name="P39"><text:span text:style-name="T19">T1</text:span></text:p>
          </draw:text-box>
        </draw:frame>
        <draw:frame draw:style-name="gr57" draw:text-style-name="P40" draw:layer="layout" svg:width="1.524cm" svg:height="1.115cm" svg:x="9.693cm" svg:y="77.606cm">
          <draw:text-box>
            <text:p text:style-name="P39"><text:span text:style-name="T19">T2</text:span></text:p>
          </draw:text-box>
        </draw:frame>
        <draw:frame draw:style-name="gr57" draw:text-style-name="P40" draw:layer="layout" svg:width="1.524cm" svg:height="1.115cm" svg:x="12.593cm" svg:y="77.607cm">
          <draw:text-box>
            <text:p text:style-name="P39"><text:span text:style-name="T19">T3</text:span></text:p>
          </draw:text-box>
        </draw:frame>
        <draw:frame draw:style-name="gr57" draw:text-style-name="P40" draw:layer="layout" svg:width="1.524cm" svg:height="1.115cm" svg:x="15.593cm" svg:y="77.606cm">
          <draw:text-box>
            <text:p text:style-name="P39"><text:span text:style-name="T19">T4</text:span></text:p>
          </draw:text-box>
        </draw:frame>
        <draw:frame draw:style-name="gr57" draw:text-style-name="P40" draw:layer="layout" svg:width="1.524cm" svg:height="1.115cm" svg:x="18.493cm" svg:y="77.607cm">
          <draw:text-box>
            <text:p text:style-name="P39"><text:span text:style-name="T19">T5</text:span></text:p>
          </draw:text-box>
        </draw:frame>
        <draw:frame draw:style-name="gr57" draw:text-style-name="P40" draw:layer="layout" svg:width="1.524cm" svg:height="1.115cm" svg:x="21.193cm" svg:y="77.607cm">
          <draw:text-box>
            <text:p text:style-name="P39"><text:span text:style-name="T19">T6</text:span></text:p>
          </draw:text-box>
        </draw:frame>
        <draw:frame draw:style-name="gr57" draw:text-style-name="P40" draw:layer="layout" svg:width="1.524cm" svg:height="1.115cm" svg:x="24.193cm" svg:y="77.606cm">
          <draw:text-box>
            <text:p text:style-name="P39"><text:span text:style-name="T19">T7</text:span></text:p>
          </draw:text-box>
        </draw:frame>
        <draw:frame draw:style-name="gr57" draw:text-style-name="P40" draw:layer="layout" svg:width="1.524cm" svg:height="1.115cm" svg:x="27.093cm" svg:y="77.607cm">
          <draw:text-box>
            <text:p text:style-name="P39"><text:span text:style-name="T19">T8</text:span></text:p>
          </draw:text-box>
        </draw:frame>
        <draw:custom-shape draw:style-name="gr66" draw:text-style-name="P29" draw:layer="layout" svg:width="11.549cm" svg:height="3.414cm" svg:x="42.16cm" svg:y="62.4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3cm" svg:height="1.3cm" svg:x="42.676cm" svg:y="62.624cm">
          <text:p text:style-name="P22"><text:span text:style-name="T2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3.98cm" svg:y1="63.424cm" svg:x2="44.876cm" svg:y2="63.424cm">
          <text:p/>
        </draw:line>
        <draw:line draw:style-name="gr8" draw:text-style-name="P31" draw:layer="layout" svg:x1="46.173cm" svg:y1="63.45cm" svg:x2="47.199cm" svg:y2="63.45cm">
          <text:p/>
        </draw:line>
        <draw:line draw:style-name="gr8" draw:text-style-name="P31" draw:layer="layout" svg:x1="46.076cm" svg:y1="64.08cm" svg:x2="47.19cm" svg:y2="65.083cm">
          <text:p/>
        </draw:line>
        <draw:custom-shape draw:style-name="gr44" draw:text-style-name="P33" draw:layer="layout" svg:width="1.3cm" svg:height="1.3cm" svg:x="44.853cm" svg:y="62.663cm">
          <text:p text:style-name="P32"><text:span text:style-name="T17">B</text:span><text:span text:style-name="T2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4" draw:layer="layout" svg:width="1.3cm" svg:height="1.3cm" svg:x="47.206cm" svg:y="62.66cm">
          <text:p text:style-name="P22"><text:span text:style-name="T16">B</text:span><text:span text:style-name="T22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6" draw:layer="layout" svg:width="1.3cm" svg:height="1.3cm" svg:x="47.196cm" svg:y="64.409cm">
          <text:p text:style-name="P35"><text:span text:style-name="T18">U</text:span><text:span text:style-name="T2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6" draw:layer="layout" svg:width="1.3cm" svg:height="1.3cm" svg:x="49.59cm" svg:y="64.404cm">
          <text:p text:style-name="P35"><text:span text:style-name="T18">U</text:span><text:span text:style-name="T23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8.515cm" svg:y1="63.462cm" svg:x2="49.541cm" svg:y2="63.462cm">
          <text:p/>
        </draw:line>
        <draw:line draw:style-name="gr8" draw:text-style-name="P31" draw:layer="layout" svg:x1="51.161cm" svg:y1="63.483cm" svg:x2="52.187cm" svg:y2="63.483cm">
          <text:p/>
        </draw:line>
        <draw:line draw:style-name="gr8" draw:text-style-name="P31" draw:layer="layout" svg:x1="48.483cm" svg:y1="63.993cm" svg:x2="49.597cm" svg:y2="64.996cm">
          <text:p/>
        </draw:line>
        <draw:custom-shape draw:style-name="gr70" draw:text-style-name="P34" draw:layer="layout" svg:width="1.3cm" svg:height="1.3cm" svg:x="49.597cm" svg:y="62.76cm">
          <text:p text:style-name="P22"><text:span text:style-name="T16">B</text:span><text:span text:style-name="T22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1.129cm" svg:y1="64.166cm" svg:x2="52.243cm" svg:y2="65.169cm">
          <text:p/>
        </draw:line>
        <draw:frame draw:style-name="gr71" draw:text-style-name="P42" draw:layer="layout" svg:width="1.773cm" svg:height="1.705cm" svg:x="52.314cm" svg:y="63.968cm">
          <draw:text-box>
            <text:p text:style-name="P41"><text:span text:style-name="T24">...</text:span></text:p>
          </draw:text-box>
        </draw:frame>
        <draw:frame draw:style-name="gr71" draw:text-style-name="P43" draw:layer="layout" svg:width="1.773cm" svg:height="1.705cm" svg:x="52.295cm" svg:y="62.415cm">
          <draw:text-box>
            <text:p text:style-name="P39"><text:span text:style-name="T25">...</text:span></text:p>
          </draw:text-box>
        </draw:frame>
        <draw:frame draw:style-name="gr72" draw:text-style-name="P44" draw:layer="layout" svg:width="12.672cm" svg:height="1.693cm" svg:x="41.938cm" svg:y="60.537cm">
          <draw:text-box>
            <text:p text:style-name="P26"><text:span text:style-name="T24">Intra-propagation pipeline </text:span></text:p>
          </draw:text-box>
        </draw:frame>
        <draw:custom-shape draw:style-name="gr43" draw:text-style-name="P30" draw:layer="layout" svg:width="1.3cm" svg:height="1.3cm" svg:x="42.535cm" svg:y="66.35cm">
          <text:p text:style-name="P22"><text:span text:style-name="T2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7.846cm" svg:height="1.27cm" svg:x="43.998cm" svg:y="66.407cm">
          <draw:text-box>
            <text:p text:style-name="P26"><text:span text:style-name="T13">Forward propagation</text:span></text:p>
          </draw:text-box>
        </draw:frame>
        <draw:custom-shape draw:style-name="gr44" draw:text-style-name="P33" draw:layer="layout" svg:width="1.3cm" svg:height="1.3cm" svg:x="42.507cm" svg:y="68.157cm">
          <text:p text:style-name="P37">B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12.334cm" svg:height="1.395cm" svg:x="43.941cm" svg:y="68.157cm">
          <draw:text-box>
            <text:p text:style-name="P26"><text:span text:style-name="T13">Backward propagation at </text:span><text:span text:style-name="T14">i</text:span><text:span text:style-name="T28">th</text:span><text:span text:style-name="T13"> layer</text:span></text:p>
          </draw:text-box>
        </draw:frame>
        <draw:custom-shape draw:style-name="gr74" draw:text-style-name="P36" draw:layer="layout" svg:width="1.3cm" svg:height="1.3cm" svg:x="42.479cm" svg:y="69.935cm">
          <text:p text:style-name="P45">U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12.334cm" svg:height="1.395cm" svg:x="43.829cm" svg:y="69.908cm">
          <draw:text-box>
            <text:p text:style-name="P26"><text:span text:style-name="T13">Parameter update at</text:span><text:span text:style-name="T29"> </text:span><text:span text:style-name="T14">i</text:span><text:span text:style-name="T28">th</text:span><text:span text:style-name="T13"> layer</text:span></text:p>
          </draw:text-box>
        </draw:frame>
        <draw:custom-shape draw:style-name="gr75" draw:text-style-name="P25" draw:layer="layout" svg:width="1.053cm" svg:height="3.544cm" svg:x="41.045cm" svg:y="62.36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25" draw:layer="layout" svg:width="1.053cm" svg:height="3.544cm" svg:x="53.897cm" svg:y="62.41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1" draw:layer="layout" svg:width="2.01cm" svg:height="1.5cm" svg:x="25.184cm" svg:y="30.503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27.405cm" svg:y="30.768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76" draw:text-style-name="P23" draw:layer="layout" svg:width="2.01cm" svg:height="1.5cm" svg:x="25.228cm" svg:y="32.368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8" draw:layer="layout" svg:width="16.507cm" svg:height="1.449cm" svg:x="27.434cm" svg:y="32.504cm">
          <draw:text-box>
            <text:p><text:span text:style-name="T13">A propagation task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56" draw:text-style-name="P8" draw:layer="layout" svg:width="18.439cm" svg:height="4.422cm" svg:x="24.615cm" svg:y="29.849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13.896cm" svg:height="1.979cm" svg:x="17.774cm" svg:y="26.855cm">
          <draw:text-box>
            <text:p text:style-name="P26"><text:span text:style-name="T30">Intra-epoch pipeline </text:span></text:p>
          </draw:text-box>
        </draw:frame>
        <draw:frame draw:style-name="gr78" draw:text-style-name="P46" draw:layer="layout" svg:width="2.847cm" svg:height="2.131cm" svg:x="32.352cm" svg:y="35.366cm">
          <draw:text-box>
            <text:p text:style-name="P41"><text:span text:style-name="T31">. . .</text:span></text:p>
          </draw:text-box>
        </draw:frame>
        <draw:frame draw:style-name="gr78" draw:text-style-name="P46" draw:layer="layout" svg:width="2.847cm" svg:height="2.131cm" svg:x="39.736cm" svg:y="37.602cm">
          <draw:text-box>
            <text:p text:style-name="P41"><text:span text:style-name="T31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21:10:13.561555537</meta:creation-date>
    <dc:date>2018-12-30T00:32:06.823569781</dc:date>
    <meta:editing-duration>PT2H50M27S</meta:editing-duration>
    <meta:editing-cycles>132</meta:editing-cycles>
    <meta:generator>LibreOffice/5.0.3.2$Linux_X86_64 LibreOffice_project/00m0$Build-2</meta:generator>
    <meta:document-statistic meta:object-count="304"/>
  </office:meta>
</office:document-meta>
</file>